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1752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1.1425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Round(avg error * 20)</text:p>
          </table:table-cell>
        </table:table-row>
        <table:table-row table:style-name="ro1">
          <table:table-cell office:value-type="string" calcext:value-type="string">
            <text:p>Disabled nodes</text:p>
          </table:table-cell>
          <table:table-cell office:value-type="string" calcext:value-type="string">
            <text:p>Hidden Layers</text:p>
          </table:table-cell>
          <table:table-cell office:value-type="string" calcext:value-type="string">
            <text:p>MaxIterations</text:p>
          </table:table-cell>
          <table:table-cell office:value-type="string" calcext:value-type="string">
            <text:p>MinThreshold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Max Error</text:p>
          </table:table-cell>
          <table:table-cell office:value-type="string" calcext:value-type="string">
            <text:p>Min Error</text:p>
          </table:table-cell>
          <table:table-cell office:value-type="string" calcext:value-type="string">
            <text:p>Avg Error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Average Grade Error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363ms</text:p>
          </table:table-cell>
          <table:table-cell office:value-type="float" office:value="0.00499218013130991" calcext:value-type="float">
            <text:p>0.0049921801</text:p>
          </table:table-cell>
          <table:table-cell office:value-type="float" office:value="0.0926110532857132" calcext:value-type="float">
            <text:p>0.0926110533</text:p>
          </table:table-cell>
          <table:table-cell office:value-type="float" office:value="0.00026045782558786" calcext:value-type="float">
            <text:p>0.0002604578</text:p>
          </table:table-cell>
          <table:table-cell office:value-type="float" office:value="0.0131487307525417" calcext:value-type="float">
            <text:p>0.0131487308</text:p>
          </table:table-cell>
          <table:table-cell table:formula="of:= 1 - [.L4]" office:value-type="float" office:value="0.986851269247458" calcext:value-type="float">
            <text:p>0.9868512692</text:p>
          </table:table-cell>
          <table:table-cell table:formula="of:=ROUND([.L4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394ms</text:p>
          </table:table-cell>
          <table:table-cell office:value-type="float" office:value="0.00499014270459026" calcext:value-type="float">
            <text:p>0.0049901427</text:p>
          </table:table-cell>
          <table:table-cell office:value-type="float" office:value="0.094672843461319" calcext:value-type="float">
            <text:p>0.0946728435</text:p>
          </table:table-cell>
          <table:table-cell office:value-type="float" office:value="0.00025431007710801" calcext:value-type="float">
            <text:p>0.0002543101</text:p>
          </table:table-cell>
          <table:table-cell office:value-type="float" office:value="0.0132126556628244" calcext:value-type="float">
            <text:p>0.0132126557</text:p>
          </table:table-cell>
          <table:table-cell table:formula="of:= 1 - [.L5]" office:value-type="float" office:value="0.986787344337176" calcext:value-type="float">
            <text:p>0.9867873443</text:p>
          </table:table-cell>
          <table:table-cell table:formula="of:=ROUND([.L5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464ms</text:p>
          </table:table-cell>
          <table:table-cell office:value-type="float" office:value="0.00499089003779502" calcext:value-type="float">
            <text:p>0.00499089</text:p>
          </table:table-cell>
          <table:table-cell office:value-type="float" office:value="0.0940745606650239" calcext:value-type="float">
            <text:p>0.0940745607</text:p>
          </table:table-cell>
          <table:table-cell office:value-type="float" office:value="0.000248813834259296" calcext:value-type="float">
            <text:p>0.0002488138</text:p>
          </table:table-cell>
          <table:table-cell office:value-type="float" office:value="0.0132269774552557" calcext:value-type="float">
            <text:p>0.0132269775</text:p>
          </table:table-cell>
          <table:table-cell table:formula="of:= 1 - [.L6]" office:value-type="float" office:value="0.986773022544744" calcext:value-type="float">
            <text:p>0.9867730225</text:p>
          </table:table-cell>
          <table:table-cell table:formula="of:=ROUND([.L6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1480ms</text:p>
          </table:table-cell>
          <table:table-cell office:value-type="float" office:value="0.00499162019502139" calcext:value-type="float">
            <text:p>0.0049916202</text:p>
          </table:table-cell>
          <table:table-cell office:value-type="float" office:value="0.0918724110906827" calcext:value-type="float">
            <text:p>0.0918724111</text:p>
          </table:table-cell>
          <table:table-cell office:value-type="float" office:value="0.000273147805649649" calcext:value-type="float">
            <text:p>0.0002731478</text:p>
          </table:table-cell>
          <table:table-cell office:value-type="float" office:value="0.0130115058674528" calcext:value-type="float">
            <text:p>0.0130115059</text:p>
          </table:table-cell>
          <table:table-cell table:formula="of:= 1 - [.L7]" office:value-type="float" office:value="0.986988494132547" calcext:value-type="float">
            <text:p>0.9869884941</text:p>
          </table:table-cell>
          <table:table-cell table:formula="of:=ROUND([.L7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535ms</text:p>
          </table:table-cell>
          <table:table-cell office:value-type="float" office:value="0.00499402059654525" calcext:value-type="float">
            <text:p>0.0049940206</text:p>
          </table:table-cell>
          <table:table-cell office:value-type="float" office:value="0.162151933207135" calcext:value-type="float">
            <text:p>0.1621519332</text:p>
          </table:table-cell>
          <table:table-cell office:value-type="float" office:value="0.000469564298727229" calcext:value-type="float">
            <text:p>0.0004695643</text:p>
          </table:table-cell>
          <table:table-cell office:value-type="float" office:value="0.02473698967369" calcext:value-type="float">
            <text:p>0.0247369897</text:p>
          </table:table-cell>
          <table:table-cell table:formula="of:= 1 - [.L8]" office:value-type="float" office:value="0.97526301032631" calcext:value-type="float">
            <text:p>0.9752630103</text:p>
          </table:table-cell>
          <table:table-cell table:formula="of:=ROUND([.L8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1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28ms</text:p>
          </table:table-cell>
          <table:table-cell office:value-type="float" office:value="0.00498990651657733" calcext:value-type="float">
            <text:p>0.0049899065</text:p>
          </table:table-cell>
          <table:table-cell office:value-type="float" office:value="0.0972508860014943" calcext:value-type="float">
            <text:p>0.097250886</text:p>
          </table:table-cell>
          <table:table-cell office:value-type="float" office:value="0.000436885487240762" calcext:value-type="float">
            <text:p>0.0004368855</text:p>
          </table:table-cell>
          <table:table-cell office:value-type="float" office:value="0.0127789250452473" calcext:value-type="float">
            <text:p>0.012778925</text:p>
          </table:table-cell>
          <table:table-cell table:formula="of:= 1 - [.L9]" office:value-type="float" office:value="0.987221074954753" calcext:value-type="float">
            <text:p>0.987221075</text:p>
          </table:table-cell>
          <table:table-cell table:formula="of:=ROUND([.L9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807ms</text:p>
          </table:table-cell>
          <table:table-cell office:value-type="float" office:value="0.00499178868271351" calcext:value-type="float">
            <text:p>0.0049917887</text:p>
          </table:table-cell>
          <table:table-cell office:value-type="float" office:value="0.226149616596006" calcext:value-type="float">
            <text:p>0.2261496166</text:p>
          </table:table-cell>
          <table:table-cell office:value-type="float" office:value="0.000934124754970026" calcext:value-type="float">
            <text:p>0.0009341248</text:p>
          </table:table-cell>
          <table:table-cell office:value-type="float" office:value="0.0379554937703241" calcext:value-type="float">
            <text:p>0.0379554938</text:p>
          </table:table-cell>
          <table:table-cell table:formula="of:= 1 - [.L10]" office:value-type="float" office:value="0.962044506229676" calcext:value-type="float">
            <text:p>0.9620445062</text:p>
          </table:table-cell>
          <table:table-cell table:formula="of:=ROUND([.L10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829ms</text:p>
          </table:table-cell>
          <table:table-cell office:value-type="float" office:value="0.00499319066991473" calcext:value-type="float">
            <text:p>0.0049931907</text:p>
          </table:table-cell>
          <table:table-cell office:value-type="float" office:value="0.233051879366605" calcext:value-type="float">
            <text:p>0.2330518794</text:p>
          </table:table-cell>
          <table:table-cell office:value-type="float" office:value="0.000839290874432654" calcext:value-type="float">
            <text:p>0.0008392909</text:p>
          </table:table-cell>
          <table:table-cell office:value-type="float" office:value="0.0378166048140035" calcext:value-type="float">
            <text:p>0.0378166048</text:p>
          </table:table-cell>
          <table:table-cell table:formula="of:= 1 - [.L11]" office:value-type="float" office:value="0.962183395185996" calcext:value-type="float">
            <text:p>0.9621833952</text:p>
          </table:table-cell>
          <table:table-cell table:formula="of:=ROUND([.L11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1,1,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3250ms</text:p>
          </table:table-cell>
          <table:table-cell office:value-type="float" office:value="0.00499161890839697" calcext:value-type="float">
            <text:p>0.0049916189</text:p>
          </table:table-cell>
          <table:table-cell office:value-type="float" office:value="0.225395274470733" calcext:value-type="float">
            <text:p>0.2253952745</text:p>
          </table:table-cell>
          <table:table-cell office:value-type="float" office:value="0.000848177801353068" calcext:value-type="float">
            <text:p>0.0008481778</text:p>
          </table:table-cell>
          <table:table-cell office:value-type="float" office:value="0.0378081254259538" calcext:value-type="float">
            <text:p>0.0378081254</text:p>
          </table:table-cell>
          <table:table-cell table:formula="of:= 1 - [.L12]" office:value-type="float" office:value="0.962191874574046" calcext:value-type="float">
            <text:p>0.9621918746</text:p>
          </table:table-cell>
          <table:table-cell table:formula="of:=ROUND([.L12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G1_G2_</text:p>
          </table:table-cell>
          <table:table-cell office:value-type="string" calcext:value-type="string">
            <text:p>{5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3329ms</text:p>
          </table:table-cell>
          <table:table-cell office:value-type="float" office:value="0.00499100754558059" calcext:value-type="float">
            <text:p>0.0049910075</text:p>
          </table:table-cell>
          <table:table-cell office:value-type="float" office:value="0.229049582131493" calcext:value-type="float">
            <text:p>0.2290495821</text:p>
          </table:table-cell>
          <table:table-cell office:value-type="float" office:value="0.000913987079055982" calcext:value-type="float">
            <text:p>0.0009139871</text:p>
          </table:table-cell>
          <table:table-cell office:value-type="float" office:value="0.0376763260342697" calcext:value-type="float">
            <text:p>0.037676326</text:p>
          </table:table-cell>
          <table:table-cell table:formula="of:= 1 - [.L13]" office:value-type="float" office:value="0.96232367396573" calcext:value-type="float">
            <text:p>0.962323674</text:p>
          </table:table-cell>
          <table:table-cell table:formula="of:=ROUND([.L13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3408ms</text:p>
          </table:table-cell>
          <table:table-cell office:value-type="float" office:value="0.00499216037216856" calcext:value-type="float">
            <text:p>0.0049921604</text:p>
          </table:table-cell>
          <table:table-cell office:value-type="float" office:value="0.213113776898029" calcext:value-type="float">
            <text:p>0.2131137769</text:p>
          </table:table-cell>
          <table:table-cell office:value-type="float" office:value="0.000709677691225039" calcext:value-type="float">
            <text:p>0.0007096777</text:p>
          </table:table-cell>
          <table:table-cell office:value-type="float" office:value="0.0383621223226915" calcext:value-type="float">
            <text:p>0.0383621223</text:p>
          </table:table-cell>
          <table:table-cell table:formula="of:= 1 - [.L14]" office:value-type="float" office:value="0.961637877677309" calcext:value-type="float">
            <text:p>0.9616378777</text:p>
          </table:table-cell>
          <table:table-cell table:formula="of:=ROUND([.L14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380ms</text:p>
          </table:table-cell>
          <table:table-cell office:value-type="float" office:value="0.00499147845238069" calcext:value-type="float">
            <text:p>0.0049914785</text:p>
          </table:table-cell>
          <table:table-cell office:value-type="float" office:value="0.0980677000419462" calcext:value-type="float">
            <text:p>0.0980677</text:p>
          </table:table-cell>
          <table:table-cell office:value-type="float" office:value="0.000303479361060113" calcext:value-type="float">
            <text:p>0.0003034794</text:p>
          </table:table-cell>
          <table:table-cell office:value-type="float" office:value="0.013692308700929" calcext:value-type="float">
            <text:p>0.0136923087</text:p>
          </table:table-cell>
          <table:table-cell table:formula="of:= 1 - [.L15]" office:value-type="float" office:value="0.986307691299071" calcext:value-type="float">
            <text:p>0.9863076913</text:p>
          </table:table-cell>
          <table:table-cell table:formula="of:=ROUND([.L15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sex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405ms</text:p>
          </table:table-cell>
          <table:table-cell office:value-type="float" office:value="0.00499267449062074" calcext:value-type="float">
            <text:p>0.0049926745</text:p>
          </table:table-cell>
          <table:table-cell office:value-type="float" office:value="0.0931878071787534" calcext:value-type="float">
            <text:p>0.0931878072</text:p>
          </table:table-cell>
          <table:table-cell office:value-type="float" office:value="0.0002375370054633" calcext:value-type="float">
            <text:p>0.000237537</text:p>
          </table:table-cell>
          <table:table-cell office:value-type="float" office:value="0.0129372358565959" calcext:value-type="float">
            <text:p>0.0129372359</text:p>
          </table:table-cell>
          <table:table-cell table:formula="of:= 1 - [.L16]" office:value-type="float" office:value="0.987062764143404" calcext:value-type="float">
            <text:p>0.9870627641</text:p>
          </table:table-cell>
          <table:table-cell table:formula="of:=ROUND([.L16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age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393ms</text:p>
          </table:table-cell>
          <table:table-cell office:value-type="float" office:value="0.00499269303966022" calcext:value-type="float">
            <text:p>0.004992693</text:p>
          </table:table-cell>
          <table:table-cell office:value-type="float" office:value="0.0966990734340217" calcext:value-type="float">
            <text:p>0.0966990734</text:p>
          </table:table-cell>
          <table:table-cell office:value-type="float" office:value="0.000139934870656622" calcext:value-type="float">
            <text:p>0.0001399349</text:p>
          </table:table-cell>
          <table:table-cell office:value-type="float" office:value="0.0130880153528344" calcext:value-type="float">
            <text:p>0.0130880154</text:p>
          </table:table-cell>
          <table:table-cell table:formula="of:= 1 - [.L17]" office:value-type="float" office:value="0.986911984647166" calcext:value-type="float">
            <text:p>0.9869119846</text:p>
          </table:table-cell>
          <table:table-cell table:formula="of:=ROUND([.L17] * 2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sex_age_addres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4187ms</text:p>
          </table:table-cell>
          <table:table-cell office:value-type="float" office:value="0.00499464689832285" calcext:value-type="float">
            <text:p>0.0049946469</text:p>
          </table:table-cell>
          <table:table-cell office:value-type="float" office:value="0.228945558634981" calcext:value-type="float">
            <text:p>0.2289455586</text:p>
          </table:table-cell>
          <table:table-cell office:value-type="float" office:value="0.00084301682182853" calcext:value-type="float">
            <text:p>0.0008430168</text:p>
          </table:table-cell>
          <table:table-cell office:value-type="float" office:value="0.0425354936033627" calcext:value-type="float">
            <text:p>0.0425354936</text:p>
          </table:table-cell>
          <table:table-cell table:formula="of:= 1 - [.L18]" office:value-type="float" office:value="0.957464506396637" calcext:value-type="float">
            <text:p>0.9574645064</text:p>
          </table:table-cell>
          <table:table-cell table:formula="of:=ROUND([.L18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tudytime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362ms</text:p>
          </table:table-cell>
          <table:table-cell office:value-type="float" office:value="0.00499333955181428" calcext:value-type="float">
            <text:p>0.0049933396</text:p>
          </table:table-cell>
          <table:table-cell office:value-type="float" office:value="0.213823808182198" calcext:value-type="float">
            <text:p>0.2138238082</text:p>
          </table:table-cell>
          <table:table-cell office:value-type="float" office:value="0.000677873795938833" calcext:value-type="float">
            <text:p>0.0006778738</text:p>
          </table:table-cell>
          <table:table-cell office:value-type="float" office:value="0.0378390379653335" calcext:value-type="float">
            <text:p>0.037839038</text:p>
          </table:table-cell>
          <table:table-cell table:formula="of:= 1 - [.L19]" office:value-type="float" office:value="0.962160962034666" calcext:value-type="float">
            <text:p>0.962160962</text:p>
          </table:table-cell>
          <table:table-cell table:formula="of:=ROUND([.L19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sex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3497ms</text:p>
          </table:table-cell>
          <table:table-cell office:value-type="float" office:value="0.00499326614748101" calcext:value-type="float">
            <text:p>0.0049932661</text:p>
          </table:table-cell>
          <table:table-cell office:value-type="float" office:value="0.214481572902872" calcext:value-type="float">
            <text:p>0.2144815729</text:p>
          </table:table-cell>
          <table:table-cell office:value-type="float" office:value="0.000595328262193229" calcext:value-type="float">
            <text:p>0.0005953283</text:p>
          </table:table-cell>
          <table:table-cell office:value-type="float" office:value="0.0363858879632216" calcext:value-type="float">
            <text:p>0.036385888</text:p>
          </table:table-cell>
          <table:table-cell table:formula="of:= 1 - [.L20]" office:value-type="float" office:value="0.963614112036778" calcext:value-type="float">
            <text:p>0.963614112</text:p>
          </table:table-cell>
          <table:table-cell table:formula="of:=ROUND([.L20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Medu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280ms</text:p>
          </table:table-cell>
          <table:table-cell office:value-type="float" office:value="0.00499289021952297" calcext:value-type="float">
            <text:p>0.0049928902</text:p>
          </table:table-cell>
          <table:table-cell office:value-type="float" office:value="0.233830921059823" calcext:value-type="float">
            <text:p>0.2338309211</text:p>
          </table:table-cell>
          <table:table-cell office:value-type="float" office:value="0.000534913003542153" calcext:value-type="float">
            <text:p>0.000534913</text:p>
          </table:table-cell>
          <table:table-cell office:value-type="float" office:value="0.0386114172863508" calcext:value-type="float">
            <text:p>0.0386114173</text:p>
          </table:table-cell>
          <table:table-cell table:formula="of:= 1 - [.L21]" office:value-type="float" office:value="0.961388582713649" calcext:value-type="float">
            <text:p>0.9613885827</text:p>
          </table:table-cell>
          <table:table-cell table:formula="of:=ROUND([.L21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M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3341ms</text:p>
          </table:table-cell>
          <table:table-cell office:value-type="float" office:value="0.00499440052109057" calcext:value-type="float">
            <text:p>0.0049944005</text:p>
          </table:table-cell>
          <table:table-cell office:value-type="float" office:value="0.228440436641744" calcext:value-type="float">
            <text:p>0.2284404366</text:p>
          </table:table-cell>
          <table:table-cell office:value-type="float" office:value="0.000849520040281948" calcext:value-type="float">
            <text:p>0.00084952</text:p>
          </table:table-cell>
          <table:table-cell office:value-type="float" office:value="0.0388202477846937" calcext:value-type="float">
            <text:p>0.0388202478</text:p>
          </table:table-cell>
          <table:table-cell table:formula="of:= 1 - [.L22]" office:value-type="float" office:value="0.961179752215306" calcext:value-type="float">
            <text:p>0.9611797522</text:p>
          </table:table-cell>
          <table:table-cell table:formula="of:=ROUND([.L22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288ms</text:p>
          </table:table-cell>
          <table:table-cell office:value-type="float" office:value="0.00499315840791562" calcext:value-type="float">
            <text:p>0.0049931584</text:p>
          </table:table-cell>
          <table:table-cell office:value-type="float" office:value="0.23276991012882" calcext:value-type="float">
            <text:p>0.2327699101</text:p>
          </table:table-cell>
          <table:table-cell office:value-type="float" office:value="0.000863763038257748" calcext:value-type="float">
            <text:p>0.000863763</text:p>
          </table:table-cell>
          <table:table-cell office:value-type="float" office:value="0.038259851980358" calcext:value-type="float">
            <text:p>0.038259852</text:p>
          </table:table-cell>
          <table:table-cell table:formula="of:= 1 - [.L23]" office:value-type="float" office:value="0.961740148019642" calcext:value-type="float">
            <text:p>0.961740148</text:p>
          </table:table-cell>
          <table:table-cell table:formula="of:=ROUND([.L23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edu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8849ms</text:p>
          </table:table-cell>
          <table:table-cell office:value-type="float" office:value="0.00498855512284045" calcext:value-type="float">
            <text:p>0.0049885551</text:p>
          </table:table-cell>
          <table:table-cell office:value-type="float" office:value="0.231907424037449" calcext:value-type="float">
            <text:p>0.231907424</text:p>
          </table:table-cell>
          <table:table-cell office:value-type="float" office:value="0.000653966988797941" calcext:value-type="float">
            <text:p>0.000653967</text:p>
          </table:table-cell>
          <table:table-cell office:value-type="float" office:value="0.037903803987924" calcext:value-type="float">
            <text:p>0.037903804</text:p>
          </table:table-cell>
          <table:table-cell table:formula="of:= 1 - [.L24]" office:value-type="float" office:value="0.962096196012076" calcext:value-type="float">
            <text:p>0.962096196</text:p>
          </table:table-cell>
          <table:table-cell table:formula="of:=ROUND([.L24] * 2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_failures_G1_G2_</text:p>
          </table:table-cell>
          <table:table-cell office:value-type="string" calcext:value-type="string">
            <text:p>{1}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2774ms</text:p>
          </table:table-cell>
          <table:table-cell office:value-type="float" office:value="0.00499146592182629" calcext:value-type="float">
            <text:p>0.0049914659</text:p>
          </table:table-cell>
          <table:table-cell office:value-type="float" office:value="0.230609174263475" calcext:value-type="float">
            <text:p>0.2306091743</text:p>
          </table:table-cell>
          <table:table-cell office:value-type="float" office:value="0.000803065655708692" calcext:value-type="float">
            <text:p>0.0008030657</text:p>
          </table:table-cell>
          <table:table-cell office:value-type="float" office:value="0.0393353615025261" calcext:value-type="float">
            <text:p>0.0393353615</text:p>
          </table:table-cell>
          <table:table-cell table:formula="of:= 1 - [.L25]" office:value-type="float" office:value="0.960664638497474" calcext:value-type="float">
            <text:p>0.9606646385</text:p>
          </table:table-cell>
          <table:table-cell table:formula="of:=ROUND([.L25] * 20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formula="of:= 1 - [.L26]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1:49:04.388510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Lopes</meta:initial-creator>
    <meta:creation-date>2016-05-04T11:47:02.258704139</meta:creation-date>
    <dc:date>2016-05-05T14:29:34.378852600</dc:date>
    <dc:creator>Goncalo Lopes</dc:creator>
    <meta:editing-duration>PT1H47M35S</meta:editing-duration>
    <meta:editing-cycles>4</meta:editing-cycles>
    <meta:generator>LibreOffice/4.3.3.2$Linux_X86_64 LibreOffice_project/430m0$Build-2</meta:generator>
    <meta:document-statistic meta:table-count="1" meta:cell-count="324" meta:object-count="0"/>
  </office:meta>
</office:document-meta>
</file>